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onse_times_2022_03_10_23_00_25" table:style-name="ta1">
        <table:shapes>
          <draw:frame draw:z-index="0" draw:style-name="gr1" draw:text-style-name="P1" svg:width="15.798cm" svg:height="8.999cm" svg:x="22.832cm" svg:y="0.46cm">
            <draw:object draw:notify-on-update-of-ranges="response_times_2022_03_10_23_00_25.A3:response_times_2022_03_10_23_00_25.A161 response_times_2022_03_10_23_00_25.B2:response_times_2022_03_10_23_00_25.B2 response_times_2022_03_10_23_00_25.B3:response_times_2022_03_10_23_00_25.B161 response_times_2022_03_10_23_00_25.A3:response_times_2022_03_10_23_00_25.A161 response_times_2022_03_10_23_00_25.C2:response_times_2022_03_10_23_00_25.C2 response_times_2022_03_10_23_00_25.C3:response_times_2022_03_10_23_00_25.C1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99cm" svg:height="8.999cm" svg:x="22.783cm" svg:y="10.394cm">
            <draw:object draw:notify-on-update-of-ranges="response_times_2022_03_10_23_00_25.F3:response_times_2022_03_10_23_00_25.F161 response_times_2022_03_10_23_00_25.G2:response_times_2022_03_10_23_00_25.G2 response_times_2022_03_10_23_00_25.G3:response_times_2022_03_10_23_00_25.G161 response_times_2022_03_10_23_00_25.F3:response_times_2022_03_10_23_00_25.F161 response_times_2022_03_10_23_00_25.H2:response_times_2022_03_10_23_00_25.H2 response_times_2022_03_10_23_00_25.H3:response_times_2022_03_10_23_00_25.H1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sponsetime</text:p>
          </table:table-cell>
          <table:table-cell table:number-columns-repeated="4"/>
          <table:table-cell office:value-type="string" calcext:value-type="string">
            <text:p>Ram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nctions</text:p>
          </table:table-cell>
          <table:table-cell office:value-type="string" calcext:value-type="string">
            <text:p>SPI RAM</text:p>
          </table:table-cell>
          <table:table-cell office:value-type="string" calcext:value-type="string">
            <text:p>S RAM</text:p>
          </table:table-cell>
          <table:table-cell office:value-type="string" calcext:value-type="string">
            <text:p>Responsetime difference</text:p>
          </table:table-cell>
          <table:table-cell/>
          <table:table-cell office:value-type="string" calcext:value-type="string">
            <text:p>Connenctions</text:p>
          </table:table-cell>
          <table:table-cell office:value-type="string" calcext:value-type="string">
            <text:p>SPI RAM</text:p>
          </table:table-cell>
          <table:table-cell office:value-type="string" calcext:value-type="string">
            <text:p>S RAM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4008" calcext:value-type="float">
            <text:p>0,614008</text:p>
          </table:table-cell>
          <table:table-cell office:value-type="float" office:value="0.368524" calcext:value-type="float">
            <text:p>0,368524</text:p>
          </table:table-cell>
          <table:table-cell table:formula="of:=[.B4]-[.C4]" office:value-type="float" office:value="0.245484" calcext:value-type="float">
            <text:p>0,245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36" calcext:value-type="float">
            <text:p>7936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3865" calcext:value-type="float">
            <text:p>0,723865</text:p>
          </table:table-cell>
          <table:table-cell office:value-type="float" office:value="0.241849" calcext:value-type="float">
            <text:p>0,241849</text:p>
          </table:table-cell>
          <table:table-cell table:formula="of:=[.B5]-[.C5]" office:value-type="float" office:value="0.482016" calcext:value-type="float">
            <text:p>0,482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12" calcext:value-type="float">
            <text:p>8512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2261" calcext:value-type="float">
            <text:p>0,572261</text:p>
          </table:table-cell>
          <table:table-cell office:value-type="float" office:value="0.282831" calcext:value-type="float">
            <text:p>0,282831</text:p>
          </table:table-cell>
          <table:table-cell table:formula="of:=[.B6]-[.C6]" office:value-type="float" office:value="0.28943" calcext:value-type="float">
            <text:p>0,2894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9551" calcext:value-type="float">
            <text:p>0,589551</text:p>
          </table:table-cell>
          <table:table-cell office:value-type="float" office:value="0.413776" calcext:value-type="float">
            <text:p>0,413776</text:p>
          </table:table-cell>
          <table:table-cell table:formula="of:=[.B7]-[.C7]" office:value-type="float" office:value="0.175775" calcext:value-type="float">
            <text:p>0,1757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96" calcext:value-type="float">
            <text:p>9696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3487" calcext:value-type="float">
            <text:p>0,603487</text:p>
          </table:table-cell>
          <table:table-cell office:value-type="float" office:value="0.333784" calcext:value-type="float">
            <text:p>0,333784</text:p>
          </table:table-cell>
          <table:table-cell table:formula="of:=[.B8]-[.C8]" office:value-type="float" office:value="0.269703" calcext:value-type="float">
            <text:p>0,2697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04" calcext:value-type="float">
            <text:p>10304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1582" calcext:value-type="float">
            <text:p>0,641582</text:p>
          </table:table-cell>
          <table:table-cell office:value-type="float" office:value="0.357657" calcext:value-type="float">
            <text:p>0,357657</text:p>
          </table:table-cell>
          <table:table-cell table:formula="of:=[.B9]-[.C9]" office:value-type="float" office:value="0.283925" calcext:value-type="float">
            <text:p>0,2839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880" calcext:value-type="float">
            <text:p>10880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3002" calcext:value-type="float">
            <text:p>0,673002</text:p>
          </table:table-cell>
          <table:table-cell office:value-type="float" office:value="0.371011" calcext:value-type="float">
            <text:p>0,371011</text:p>
          </table:table-cell>
          <table:table-cell table:formula="of:=[.B10]-[.C10]" office:value-type="float" office:value="0.301991" calcext:value-type="float">
            <text:p>0,3019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488" calcext:value-type="float">
            <text:p>11488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4552" calcext:value-type="float">
            <text:p>0,714552</text:p>
          </table:table-cell>
          <table:table-cell office:value-type="float" office:value="0.32895" calcext:value-type="float">
            <text:p>0,32895</text:p>
          </table:table-cell>
          <table:table-cell table:formula="of:=[.B11]-[.C11]" office:value-type="float" office:value="0.385602" calcext:value-type="float">
            <text:p>0,3856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1664" calcext:value-type="float">
            <text:p>0,721664</text:p>
          </table:table-cell>
          <table:table-cell office:value-type="float" office:value="0.353157" calcext:value-type="float">
            <text:p>0,353157</text:p>
          </table:table-cell>
          <table:table-cell table:formula="of:=[.B12]-[.C12]" office:value-type="float" office:value="0.368507" calcext:value-type="float">
            <text:p>0,3685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56" calcext:value-type="float">
            <text:p>12656</text:p>
          </table:table-cell>
          <table:table-cell office:value-type="float" office:value="12640" calcext:value-type="float">
            <text:p>126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0953" calcext:value-type="float">
            <text:p>0,650953</text:p>
          </table:table-cell>
          <table:table-cell office:value-type="float" office:value="0.359302" calcext:value-type="float">
            <text:p>0,359302</text:p>
          </table:table-cell>
          <table:table-cell table:formula="of:=[.B13]-[.C13]" office:value-type="float" office:value="0.291651" calcext:value-type="float">
            <text:p>0,2916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48" calcext:value-type="float">
            <text:p>13248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68" calcext:value-type="float">
            <text:p>0,668</text:p>
          </table:table-cell>
          <table:table-cell office:value-type="float" office:value="0.377812" calcext:value-type="float">
            <text:p>0,377812</text:p>
          </table:table-cell>
          <table:table-cell table:formula="of:=[.B14]-[.C14]" office:value-type="float" office:value="0.290188" calcext:value-type="float">
            <text:p>0,2901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856" calcext:value-type="float">
            <text:p>13856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8549" calcext:value-type="float">
            <text:p>0,688549</text:p>
          </table:table-cell>
          <table:table-cell office:value-type="float" office:value="0.405313" calcext:value-type="float">
            <text:p>0,405313</text:p>
          </table:table-cell>
          <table:table-cell table:formula="of:=[.B15]-[.C15]" office:value-type="float" office:value="0.283236" calcext:value-type="float">
            <text:p>0,2832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432" calcext:value-type="float">
            <text:p>14432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80361" calcext:value-type="float">
            <text:p>0,780361</text:p>
          </table:table-cell>
          <table:table-cell office:value-type="float" office:value="0.331097" calcext:value-type="float">
            <text:p>0,331097</text:p>
          </table:table-cell>
          <table:table-cell table:formula="of:=[.B16]-[.C16]" office:value-type="float" office:value="0.449264" calcext:value-type="float">
            <text:p>0,4492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104" calcext:value-type="float">
            <text:p>15104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432" calcext:value-type="float">
            <text:p>0,75432</text:p>
          </table:table-cell>
          <table:table-cell office:value-type="float" office:value="0.445745" calcext:value-type="float">
            <text:p>0,445745</text:p>
          </table:table-cell>
          <table:table-cell table:formula="of:=[.B17]-[.C17]" office:value-type="float" office:value="0.308575" calcext:value-type="float">
            <text:p>0,3085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680" calcext:value-type="float">
            <text:p>15680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6336" calcext:value-type="float">
            <text:p>0,826336</text:p>
          </table:table-cell>
          <table:table-cell office:value-type="float" office:value="0.399653" calcext:value-type="float">
            <text:p>0,399653</text:p>
          </table:table-cell>
          <table:table-cell table:formula="of:=[.B18]-[.C18]" office:value-type="float" office:value="0.426683" calcext:value-type="float">
            <text:p>0,4266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256" calcext:value-type="float">
            <text:p>16256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9718" calcext:value-type="float">
            <text:p>0,929718</text:p>
          </table:table-cell>
          <table:table-cell office:value-type="float" office:value="0.405112" calcext:value-type="float">
            <text:p>0,405112</text:p>
          </table:table-cell>
          <table:table-cell table:formula="of:=[.B19]-[.C19]" office:value-type="float" office:value="0.524606" calcext:value-type="float">
            <text:p>0,5246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832" calcext:value-type="float">
            <text:p>16832</text:p>
          </table:table-cell>
          <table:table-cell office:value-type="float" office:value="16736" calcext:value-type="float">
            <text:p>167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8575" calcext:value-type="float">
            <text:p>0,848575</text:p>
          </table:table-cell>
          <table:table-cell office:value-type="float" office:value="0.499624" calcext:value-type="float">
            <text:p>0,499624</text:p>
          </table:table-cell>
          <table:table-cell table:formula="of:=[.B20]-[.C20]" office:value-type="float" office:value="0.348951" calcext:value-type="float">
            <text:p>0,3489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408" calcext:value-type="float">
            <text:p>17408</text:p>
          </table:table-cell>
          <table:table-cell office:value-type="float" office:value="17344" calcext:value-type="float">
            <text:p>173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74267" calcext:value-type="float">
            <text:p>0,774267</text:p>
          </table:table-cell>
          <table:table-cell office:value-type="float" office:value="0.447749" calcext:value-type="float">
            <text:p>0,447749</text:p>
          </table:table-cell>
          <table:table-cell table:formula="of:=[.B21]-[.C21]" office:value-type="float" office:value="0.326518" calcext:value-type="float">
            <text:p>0,3265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080" calcext:value-type="float">
            <text:p>18080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7542" calcext:value-type="float">
            <text:p>0,857542</text:p>
          </table:table-cell>
          <table:table-cell office:value-type="float" office:value="0.524598" calcext:value-type="float">
            <text:p>0,524598</text:p>
          </table:table-cell>
          <table:table-cell table:formula="of:=[.B22]-[.C22]" office:value-type="float" office:value="0.332944" calcext:value-type="float">
            <text:p>0,3329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656" calcext:value-type="float">
            <text:p>18656</text:p>
          </table:table-cell>
          <table:table-cell office:value-type="float" office:value="18592" calcext:value-type="float">
            <text:p>18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9911" calcext:value-type="float">
            <text:p>0,889911</text:p>
          </table:table-cell>
          <table:table-cell office:value-type="float" office:value="0.544249" calcext:value-type="float">
            <text:p>0,544249</text:p>
          </table:table-cell>
          <table:table-cell table:formula="of:=[.B23]-[.C23]" office:value-type="float" office:value="0.345662" calcext:value-type="float">
            <text:p>0,3456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16" calcext:value-type="float">
            <text:p>19216</text:p>
          </table:table-cell>
          <table:table-cell office:value-type="float" office:value="19168" calcext:value-type="float">
            <text:p>19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59247" calcext:value-type="float">
            <text:p>0,859247</text:p>
          </table:table-cell>
          <table:table-cell office:value-type="float" office:value="0.561412" calcext:value-type="float">
            <text:p>0,561412</text:p>
          </table:table-cell>
          <table:table-cell table:formula="of:=[.B24]-[.C24]" office:value-type="float" office:value="0.297835" calcext:value-type="float">
            <text:p>0,2978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808" calcext:value-type="float">
            <text:p>19808</text:p>
          </table:table-cell>
          <table:table-cell office:value-type="float" office:value="19744" calcext:value-type="float">
            <text:p>19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03908" calcext:value-type="float">
            <text:p>0,903908</text:p>
          </table:table-cell>
          <table:table-cell office:value-type="float" office:value="0.480448" calcext:value-type="float">
            <text:p>0,480448</text:p>
          </table:table-cell>
          <table:table-cell table:formula="of:=[.B25]-[.C25]" office:value-type="float" office:value="0.42346" calcext:value-type="float">
            <text:p>0,423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384" calcext:value-type="float">
            <text:p>20384</text:p>
          </table:table-cell>
          <table:table-cell office:value-type="float" office:value="20320" calcext:value-type="float">
            <text:p>203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56717" calcext:value-type="float">
            <text:p>0,856717</text:p>
          </table:table-cell>
          <table:table-cell office:value-type="float" office:value="0.601727" calcext:value-type="float">
            <text:p>0,601727</text:p>
          </table:table-cell>
          <table:table-cell table:formula="of:=[.B26]-[.C26]" office:value-type="float" office:value="0.25499" calcext:value-type="float">
            <text:p>0,254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960" calcext:value-type="float">
            <text:p>20960</text:p>
          </table:table-cell>
          <table:table-cell office:value-type="float" office:value="20896" calcext:value-type="float">
            <text:p>20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04735" calcext:value-type="float">
            <text:p>0,904735</text:p>
          </table:table-cell>
          <table:table-cell office:value-type="float" office:value="0.598237" calcext:value-type="float">
            <text:p>0,598237</text:p>
          </table:table-cell>
          <table:table-cell table:formula="of:=[.B27]-[.C27]" office:value-type="float" office:value="0.306498" calcext:value-type="float">
            <text:p>0,3064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600" calcext:value-type="float">
            <text:p>21600</text:p>
          </table:table-cell>
          <table:table-cell office:value-type="float" office:value="21568" calcext:value-type="float">
            <text:p>21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2203" calcext:value-type="float">
            <text:p>0,982203</text:p>
          </table:table-cell>
          <table:table-cell office:value-type="float" office:value="0.543002" calcext:value-type="float">
            <text:p>0,543002</text:p>
          </table:table-cell>
          <table:table-cell table:formula="of:=[.B28]-[.C28]" office:value-type="float" office:value="0.439201" calcext:value-type="float">
            <text:p>0,4392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176" calcext:value-type="float">
            <text:p>22176</text:p>
          </table:table-cell>
          <table:table-cell office:value-type="float" office:value="22144" calcext:value-type="float">
            <text:p>221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89475" calcext:value-type="float">
            <text:p>0,889475</text:p>
          </table:table-cell>
          <table:table-cell office:value-type="float" office:value="0.550271" calcext:value-type="float">
            <text:p>0,550271</text:p>
          </table:table-cell>
          <table:table-cell table:formula="of:=[.B29]-[.C29]" office:value-type="float" office:value="0.339204" calcext:value-type="float">
            <text:p>0,3392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768" calcext:value-type="float">
            <text:p>22768</text:p>
          </table:table-cell>
          <table:table-cell office:value-type="float" office:value="22720" calcext:value-type="float">
            <text:p>227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0455" calcext:value-type="float">
            <text:p>0,920455</text:p>
          </table:table-cell>
          <table:table-cell office:value-type="float" office:value="0.571797" calcext:value-type="float">
            <text:p>0,571797</text:p>
          </table:table-cell>
          <table:table-cell table:formula="of:=[.B30]-[.C30]" office:value-type="float" office:value="0.348658" calcext:value-type="float">
            <text:p>0,3486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344" calcext:value-type="float">
            <text:p>23344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3698" calcext:value-type="float">
            <text:p>0,943698</text:p>
          </table:table-cell>
          <table:table-cell office:value-type="float" office:value="0.693684" calcext:value-type="float">
            <text:p>0,693684</text:p>
          </table:table-cell>
          <table:table-cell table:formula="of:=[.B31]-[.C31]" office:value-type="float" office:value="0.250014" calcext:value-type="float">
            <text:p>0,2500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904" calcext:value-type="float">
            <text:p>23904</text:p>
          </table:table-cell>
          <table:table-cell office:value-type="float" office:value="23872" calcext:value-type="float">
            <text:p>238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15309" calcext:value-type="float">
            <text:p>0,915309</text:p>
          </table:table-cell>
          <table:table-cell office:value-type="float" office:value="0.696154" calcext:value-type="float">
            <text:p>0,696154</text:p>
          </table:table-cell>
          <table:table-cell table:formula="of:=[.B32]-[.C32]" office:value-type="float" office:value="0.219155" calcext:value-type="float">
            <text:p>0,2191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352" calcext:value-type="float">
            <text:p>24352</text:p>
          </table:table-cell>
          <table:table-cell office:value-type="float" office:value="24448" calcext:value-type="float">
            <text:p>24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6914" calcext:value-type="float">
            <text:p>0,986914</text:p>
          </table:table-cell>
          <table:table-cell office:value-type="float" office:value="0.681711" calcext:value-type="float">
            <text:p>0,681711</text:p>
          </table:table-cell>
          <table:table-cell table:formula="of:=[.B33]-[.C33]" office:value-type="float" office:value="0.305203" calcext:value-type="float">
            <text:p>0,3052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216" calcext:value-type="float">
            <text:p>25216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62121" calcext:value-type="float">
            <text:p>0,962121</text:p>
          </table:table-cell>
          <table:table-cell office:value-type="float" office:value="0.719681" calcext:value-type="float">
            <text:p>0,719681</text:p>
          </table:table-cell>
          <table:table-cell table:formula="of:=[.B34]-[.C34]" office:value-type="float" office:value="0.24244" calcext:value-type="float">
            <text:p>0,242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632" calcext:value-type="float">
            <text:p>25632</text:p>
          </table:table-cell>
          <table:table-cell office:value-type="float" office:value="25728" calcext:value-type="float">
            <text:p>25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64556" calcext:value-type="float">
            <text:p>0,964556</text:p>
          </table:table-cell>
          <table:table-cell office:value-type="float" office:value="0.6435" calcext:value-type="float">
            <text:p>0,6435</text:p>
          </table:table-cell>
          <table:table-cell table:formula="of:=[.B35]-[.C35]" office:value-type="float" office:value="0.321056" calcext:value-type="float">
            <text:p>0,3210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208" calcext:value-type="float">
            <text:p>26208</text:p>
          </table:table-cell>
          <table:table-cell office:value-type="float" office:value="26272" calcext:value-type="float">
            <text:p>262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69475" calcext:value-type="float">
            <text:p>0,969475</text:p>
          </table:table-cell>
          <table:table-cell office:value-type="float" office:value="0.751114" calcext:value-type="float">
            <text:p>0,751114</text:p>
          </table:table-cell>
          <table:table-cell table:formula="of:=[.B36]-[.C36]" office:value-type="float" office:value="0.218361" calcext:value-type="float">
            <text:p>0,21836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6784" calcext:value-type="float">
            <text:p>26784</text:p>
          </table:table-cell>
          <table:table-cell office:value-type="float" office:value="26880" calcext:value-type="float">
            <text:p>26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6028" calcext:value-type="float">
            <text:p>0,976028</text:p>
          </table:table-cell>
          <table:table-cell office:value-type="float" office:value="0.682104" calcext:value-type="float">
            <text:p>0,682104</text:p>
          </table:table-cell>
          <table:table-cell table:formula="of:=[.B37]-[.C37]" office:value-type="float" office:value="0.293924" calcext:value-type="float">
            <text:p>0,2939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376" calcext:value-type="float">
            <text:p>27376</text:p>
          </table:table-cell>
          <table:table-cell office:value-type="float" office:value="27456" calcext:value-type="float">
            <text:p>27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19771" calcext:value-type="float">
            <text:p>1,019771</text:p>
          </table:table-cell>
          <table:table-cell office:value-type="float" office:value="0.77706" calcext:value-type="float">
            <text:p>0,77706</text:p>
          </table:table-cell>
          <table:table-cell table:formula="of:=[.B38]-[.C38]" office:value-type="float" office:value="0.242711" calcext:value-type="float">
            <text:p>0,2427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096" calcext:value-type="float">
            <text:p>28096</text:p>
          </table:table-cell>
          <table:table-cell office:value-type="float" office:value="28032" calcext:value-type="float">
            <text:p>280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68288" calcext:value-type="float">
            <text:p>1,068288</text:p>
          </table:table-cell>
          <table:table-cell office:value-type="float" office:value="0.748119" calcext:value-type="float">
            <text:p>0,748119</text:p>
          </table:table-cell>
          <table:table-cell table:formula="of:=[.B39]-[.C39]" office:value-type="float" office:value="0.320169" calcext:value-type="float">
            <text:p>0,3201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512" calcext:value-type="float">
            <text:p>28512</text:p>
          </table:table-cell>
          <table:table-cell office:value-type="float" office:value="28608" calcext:value-type="float">
            <text:p>286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25821" calcext:value-type="float">
            <text:p>1,125821</text:p>
          </table:table-cell>
          <table:table-cell office:value-type="float" office:value="0.777535" calcext:value-type="float">
            <text:p>0,777535</text:p>
          </table:table-cell>
          <table:table-cell table:formula="of:=[.B40]-[.C40]" office:value-type="float" office:value="0.348286" calcext:value-type="float">
            <text:p>0,34828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088" calcext:value-type="float">
            <text:p>29088</text:p>
          </table:table-cell>
          <table:table-cell office:value-type="float" office:value="29152" calcext:value-type="float">
            <text:p>29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2459" calcext:value-type="float">
            <text:p>1,122459</text:p>
          </table:table-cell>
          <table:table-cell office:value-type="float" office:value="0.800955" calcext:value-type="float">
            <text:p>0,800955</text:p>
          </table:table-cell>
          <table:table-cell table:formula="of:=[.B41]-[.C41]" office:value-type="float" office:value="0.321504" calcext:value-type="float">
            <text:p>0,3215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968" calcext:value-type="float">
            <text:p>29968</text:p>
          </table:table-cell>
          <table:table-cell office:value-type="float" office:value="29920" calcext:value-type="float">
            <text:p>299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15333" calcext:value-type="float">
            <text:p>1,115333</text:p>
          </table:table-cell>
          <table:table-cell office:value-type="float" office:value="0.870471" calcext:value-type="float">
            <text:p>0,870471</text:p>
          </table:table-cell>
          <table:table-cell table:formula="of:=[.B42]-[.C42]" office:value-type="float" office:value="0.244862" calcext:value-type="float">
            <text:p>0,2448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0416" calcext:value-type="float">
            <text:p>30416</text:p>
          </table:table-cell>
          <table:table-cell office:value-type="float" office:value="30496" calcext:value-type="float">
            <text:p>304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17615" calcext:value-type="float">
            <text:p>1,117615</text:p>
          </table:table-cell>
          <table:table-cell office:value-type="float" office:value="0.811177" calcext:value-type="float">
            <text:p>0,811177</text:p>
          </table:table-cell>
          <table:table-cell table:formula="of:=[.B43]-[.C43]" office:value-type="float" office:value="0.306438" calcext:value-type="float">
            <text:p>0,3064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944" calcext:value-type="float">
            <text:p>30944</text:p>
          </table:table-cell>
          <table:table-cell office:value-type="float" office:value="31072" calcext:value-type="float">
            <text:p>31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83892" calcext:value-type="float">
            <text:p>1,183892</text:p>
          </table:table-cell>
          <table:table-cell office:value-type="float" office:value="0.778365" calcext:value-type="float">
            <text:p>0,778365</text:p>
          </table:table-cell>
          <table:table-cell table:formula="of:=[.B44]-[.C44]" office:value-type="float" office:value="0.405527" calcext:value-type="float">
            <text:p>0,4055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1552" calcext:value-type="float">
            <text:p>31552</text:p>
          </table:table-cell>
          <table:table-cell office:value-type="float" office:value="31648" calcext:value-type="float">
            <text:p>31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4661" calcext:value-type="float">
            <text:p>1,224661</text:p>
          </table:table-cell>
          <table:table-cell office:value-type="float" office:value="0.854517" calcext:value-type="float">
            <text:p>0,854517</text:p>
          </table:table-cell>
          <table:table-cell table:formula="of:=[.B45]-[.C45]" office:value-type="float" office:value="0.370144" calcext:value-type="float">
            <text:p>0,3701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256" calcext:value-type="float">
            <text:p>32256</text:p>
          </table:table-cell>
          <table:table-cell office:value-type="float" office:value="32224" calcext:value-type="float">
            <text:p>322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267322" calcext:value-type="float">
            <text:p>1,267322</text:p>
          </table:table-cell>
          <table:table-cell office:value-type="float" office:value="0.876678" calcext:value-type="float">
            <text:p>0,876678</text:p>
          </table:table-cell>
          <table:table-cell table:formula="of:=[.B46]-[.C46]" office:value-type="float" office:value="0.390644" calcext:value-type="float">
            <text:p>0,39064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2864" calcext:value-type="float">
            <text:p>32864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85635" calcext:value-type="float">
            <text:p>1,185635</text:p>
          </table:table-cell>
          <table:table-cell office:value-type="float" office:value="0.888279" calcext:value-type="float">
            <text:p>0,888279</text:p>
          </table:table-cell>
          <table:table-cell table:formula="of:=[.B47]-[.C47]" office:value-type="float" office:value="0.297356" calcext:value-type="float">
            <text:p>0,29735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3440" calcext:value-type="float">
            <text:p>33440</text:p>
          </table:table-cell>
          <table:table-cell office:value-type="float" office:value="33376" calcext:value-type="float">
            <text:p>333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48468" calcext:value-type="float">
            <text:p>1,248468</text:p>
          </table:table-cell>
          <table:table-cell office:value-type="float" office:value="0.931852" calcext:value-type="float">
            <text:p>0,931852</text:p>
          </table:table-cell>
          <table:table-cell table:formula="of:=[.B48]-[.C48]" office:value-type="float" office:value="0.316616" calcext:value-type="float">
            <text:p>0,3166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4000" calcext:value-type="float">
            <text:p>34000</text:p>
          </table:table-cell>
          <table:table-cell office:value-type="float" office:value="33952" calcext:value-type="float">
            <text:p>33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30388" calcext:value-type="float">
            <text:p>1,230388</text:p>
          </table:table-cell>
          <table:table-cell office:value-type="float" office:value="0.889073" calcext:value-type="float">
            <text:p>0,889073</text:p>
          </table:table-cell>
          <table:table-cell table:formula="of:=[.B49]-[.C49]" office:value-type="float" office:value="0.341315" calcext:value-type="float">
            <text:p>0,3413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592" calcext:value-type="float">
            <text:p>34592</text:p>
          </table:table-cell>
          <table:table-cell office:value-type="float" office:value="34368" calcext:value-type="float">
            <text:p>34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88404" calcext:value-type="float">
            <text:p>1,288404</text:p>
          </table:table-cell>
          <table:table-cell office:value-type="float" office:value="0.874745" calcext:value-type="float">
            <text:p>0,874745</text:p>
          </table:table-cell>
          <table:table-cell table:formula="of:=[.B50]-[.C50]" office:value-type="float" office:value="0.413659" calcext:value-type="float">
            <text:p>0,4136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5168" calcext:value-type="float">
            <text:p>35168</text:p>
          </table:table-cell>
          <table:table-cell office:value-type="float" office:value="35104" calcext:value-type="float">
            <text:p>35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99226" calcext:value-type="float">
            <text:p>1,299226</text:p>
          </table:table-cell>
          <table:table-cell office:value-type="float" office:value="2.985072" calcext:value-type="float">
            <text:p>2,985072</text:p>
          </table:table-cell>
          <table:table-cell table:formula="of:=[.B51]-[.C51]" office:value-type="float" office:value="-1.685846" calcext:value-type="float">
            <text:p>-1,68584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032" calcext:value-type="float">
            <text:p>36032</text:p>
          </table:table-cell>
          <table:table-cell office:value-type="float" office:value="35872" calcext:value-type="float">
            <text:p>358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8886" calcext:value-type="float">
            <text:p>1,38886</text:p>
          </table:table-cell>
          <table:table-cell office:value-type="float" office:value="2.301577" calcext:value-type="float">
            <text:p>2,301577</text:p>
          </table:table-cell>
          <table:table-cell table:formula="of:=[.B52]-[.C52]" office:value-type="float" office:value="-0.912717" calcext:value-type="float">
            <text:p>-0,9127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6352" calcext:value-type="float">
            <text:p>36352</text:p>
          </table:table-cell>
          <table:table-cell office:value-type="float" office:value="36448" calcext:value-type="float">
            <text:p>36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93869" calcext:value-type="float">
            <text:p>1,293869</text:p>
          </table:table-cell>
          <table:table-cell office:value-type="float" office:value="2.523894" calcext:value-type="float">
            <text:p>2,523894</text:p>
          </table:table-cell>
          <table:table-cell table:formula="of:=[.B53]-[.C53]" office:value-type="float" office:value="-1.230025" calcext:value-type="float">
            <text:p>-1,2300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088" calcext:value-type="float">
            <text:p>37088</text:p>
          </table:table-cell>
          <table:table-cell office:value-type="float" office:value="37024" calcext:value-type="float">
            <text:p>37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32888" calcext:value-type="float">
            <text:p>1,532888</text:p>
          </table:table-cell>
          <table:table-cell office:value-type="float" office:value="1.056461" calcext:value-type="float">
            <text:p>1,056461</text:p>
          </table:table-cell>
          <table:table-cell table:formula="of:=[.B54]-[.C54]" office:value-type="float" office:value="0.476427" calcext:value-type="float">
            <text:p>0,4764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7664" calcext:value-type="float">
            <text:p>37664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31262" calcext:value-type="float">
            <text:p>1,43126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8240" calcext:value-type="float">
            <text:p>3824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39008" calcext:value-type="float">
            <text:p>1,39008</text:p>
          </table:table-cell>
          <table:table-cell/>
          <table:table-cell table:formula="of:=AVERAGE([.D4:.D54])" office:value-type="float" office:value="0.234466274509804" calcext:value-type="float">
            <text:p>0,23446627450980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8800" calcext:value-type="float">
            <text:p>388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44124" calcext:value-type="float">
            <text:p>1,444124</text:p>
          </table:table-cell>
          <table:table-cell/>
          <table:table-cell table:formula="of:= AVERAGE([.D4:.D48])" office:value-type="float" office:value="0.323443711111111" calcext:value-type="float">
            <text:p>0,3234437111111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232" calcext:value-type="float">
            <text:p>3923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50662" calcext:value-type="float">
            <text:p>1,5506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9968" calcext:value-type="float">
            <text:p>3996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69886" calcext:value-type="float">
            <text:p>1,46988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0384" calcext:value-type="float">
            <text:p>4038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16504" calcext:value-type="float">
            <text:p>1,616504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41120" calcext:value-type="float">
            <text:p>4112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610891" calcext:value-type="float">
            <text:p>1,61089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41680" calcext:value-type="float">
            <text:p>4168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710203" calcext:value-type="float">
            <text:p>1,71020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42240" calcext:value-type="float">
            <text:p>4224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87472" calcext:value-type="float">
            <text:p>1,58747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3040" calcext:value-type="float">
            <text:p>4304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615318" calcext:value-type="float">
            <text:p>1,61531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3488" calcext:value-type="float">
            <text:p>4348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62681" calcext:value-type="float">
            <text:p>1,6268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44224" calcext:value-type="float">
            <text:p>442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639774" calcext:value-type="float">
            <text:p>1,63977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44624" calcext:value-type="float">
            <text:p>446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7982" calcext:value-type="float">
            <text:p>1,6798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5200" calcext:value-type="float">
            <text:p>452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98669" calcext:value-type="float">
            <text:p>1,698669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5792" calcext:value-type="float">
            <text:p>457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824456" calcext:value-type="float">
            <text:p>1,82445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6496" calcext:value-type="float">
            <text:p>4649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827091" calcext:value-type="float">
            <text:p>1,827091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47088" calcext:value-type="float">
            <text:p>4708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25231" calcext:value-type="float">
            <text:p>1,82523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47648" calcext:value-type="float">
            <text:p>4764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85869" calcext:value-type="float">
            <text:p>1,8586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48240" calcext:value-type="float">
            <text:p>4824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73871" calcext:value-type="float">
            <text:p>1,87387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8832" calcext:value-type="float">
            <text:p>4883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90067" calcext:value-type="float">
            <text:p>1,90067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49408" calcext:value-type="float">
            <text:p>4940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932296" calcext:value-type="float">
            <text:p>1,93229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9984" calcext:value-type="float">
            <text:p>499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897583" calcext:value-type="float">
            <text:p>1,89758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0560" calcext:value-type="float">
            <text:p>5056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977923" calcext:value-type="float">
            <text:p>1,97792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51488" calcext:value-type="float">
            <text:p>514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17544" calcext:value-type="float">
            <text:p>2,01754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52096" calcext:value-type="float">
            <text:p>5209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39784" calcext:value-type="float">
            <text:p>2,03978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2672" calcext:value-type="float">
            <text:p>5267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093884" calcext:value-type="float">
            <text:p>2,093884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53248" calcext:value-type="float">
            <text:p>5324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093295" calcext:value-type="float">
            <text:p>2,09329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53824" calcext:value-type="float">
            <text:p>538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263099" calcext:value-type="float">
            <text:p>2,26309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54368" calcext:value-type="float">
            <text:p>543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50546" calcext:value-type="float">
            <text:p>2,15054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4960" calcext:value-type="float">
            <text:p>5496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113893" calcext:value-type="float">
            <text:p>2,11389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5520" calcext:value-type="float">
            <text:p>5552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312285" calcext:value-type="float">
            <text:p>2,31228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6128" calcext:value-type="float">
            <text:p>5612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161788" calcext:value-type="float">
            <text:p>2,16178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6688" calcext:value-type="float">
            <text:p>5668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179347" calcext:value-type="float">
            <text:p>2,17934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57264" calcext:value-type="float">
            <text:p>572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28984" calcext:value-type="float">
            <text:p>2,2898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57824" calcext:value-type="float">
            <text:p>5782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45802" calcext:value-type="float">
            <text:p>2,4580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58400" calcext:value-type="float">
            <text:p>584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418774" calcext:value-type="float">
            <text:p>2,41877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59008" calcext:value-type="float">
            <text:p>590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455208" calcext:value-type="float">
            <text:p>2,45520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59568" calcext:value-type="float">
            <text:p>5956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484354" calcext:value-type="float">
            <text:p>2,48435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60144" calcext:value-type="float">
            <text:p>601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12684" calcext:value-type="float">
            <text:p>2,51268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60736" calcext:value-type="float">
            <text:p>6073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35752" calcext:value-type="float">
            <text:p>2,53575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61280" calcext:value-type="float">
            <text:p>6128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83125" calcext:value-type="float">
            <text:p>2,58312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61888" calcext:value-type="float">
            <text:p>6188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608324" calcext:value-type="float">
            <text:p>2,60832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62464" calcext:value-type="float">
            <text:p>6246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640085" calcext:value-type="float">
            <text:p>2,64008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63008" calcext:value-type="float">
            <text:p>6300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677607" calcext:value-type="float">
            <text:p>2,677607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63616" calcext:value-type="float">
            <text:p>636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710861" calcext:value-type="float">
            <text:p>2,71086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64160" calcext:value-type="float">
            <text:p>6416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659889" calcext:value-type="float">
            <text:p>2,659889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64736" calcext:value-type="float">
            <text:p>6473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680057" calcext:value-type="float">
            <text:p>2,68005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65792" calcext:value-type="float">
            <text:p>657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718541" calcext:value-type="float">
            <text:p>2,71854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66400" calcext:value-type="float">
            <text:p>664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51519" calcext:value-type="float">
            <text:p>2,7515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7072" calcext:value-type="float">
            <text:p>6707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783319" calcext:value-type="float">
            <text:p>2,78331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67520" calcext:value-type="float">
            <text:p>6752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807614" calcext:value-type="float">
            <text:p>2,807614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68096" calcext:value-type="float">
            <text:p>6809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830472" calcext:value-type="float">
            <text:p>2,83047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68704" calcext:value-type="float">
            <text:p>687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872222" calcext:value-type="float">
            <text:p>2,87222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69248" calcext:value-type="float">
            <text:p>6924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909076" calcext:value-type="float">
            <text:p>2,90907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69824" calcext:value-type="float">
            <text:p>6982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934499" calcext:value-type="float">
            <text:p>2,934499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70416" calcext:value-type="float">
            <text:p>704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982254" calcext:value-type="float">
            <text:p>2,98225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70992" calcext:value-type="float">
            <text:p>709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017469" calcext:value-type="float">
            <text:p>3,017469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71568" calcext:value-type="float">
            <text:p>715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14866" calcext:value-type="float">
            <text:p>3,14866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72144" calcext:value-type="float">
            <text:p>721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176018" calcext:value-type="float">
            <text:p>3,176018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72704" calcext:value-type="float">
            <text:p>727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212559" calcext:value-type="float">
            <text:p>3,212559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73312" calcext:value-type="float">
            <text:p>733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25096" calcext:value-type="float">
            <text:p>3,25096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73888" calcext:value-type="float">
            <text:p>7388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286781" calcext:value-type="float">
            <text:p>3,286781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74464" calcext:value-type="float">
            <text:p>7446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321579" calcext:value-type="float">
            <text:p>3,321579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75040" calcext:value-type="float">
            <text:p>7504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357241" calcext:value-type="float">
            <text:p>3,357241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75616" calcext:value-type="float">
            <text:p>756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288043" calcext:value-type="float">
            <text:p>3,28804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76160" calcext:value-type="float">
            <text:p>7616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325578" calcext:value-type="float">
            <text:p>3,3255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76768" calcext:value-type="float">
            <text:p>7676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469655" calcext:value-type="float">
            <text:p>3,469655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77344" calcext:value-type="float">
            <text:p>7734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50691" calcext:value-type="float">
            <text:p>3,50691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77920" calcext:value-type="float">
            <text:p>7792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654878" calcext:value-type="float">
            <text:p>3,65487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78480" calcext:value-type="float">
            <text:p>7848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802373" calcext:value-type="float">
            <text:p>3,802373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79072" calcext:value-type="float">
            <text:p>7907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845596" calcext:value-type="float">
            <text:p>3,84559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79648" calcext:value-type="float">
            <text:p>7964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876724" calcext:value-type="float">
            <text:p>3,876724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80224" calcext:value-type="float">
            <text:p>802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921858" calcext:value-type="float">
            <text:p>3,921858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80800" calcext:value-type="float">
            <text:p>8080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97275" calcext:value-type="float">
            <text:p>3,97275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81376" calcext:value-type="float">
            <text:p>8137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006802" calcext:value-type="float">
            <text:p>4,006802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81952" calcext:value-type="float">
            <text:p>8195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167896" calcext:value-type="float">
            <text:p>4,16789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82528" calcext:value-type="float">
            <text:p>825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1711" calcext:value-type="float">
            <text:p>4,09171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3712" calcext:value-type="float">
            <text:p>8371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128352" calcext:value-type="float">
            <text:p>4,128352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84288" calcext:value-type="float">
            <text:p>8428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292854" calcext:value-type="float">
            <text:p>4,29285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84864" calcext:value-type="float">
            <text:p>8486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44421" calcext:value-type="float">
            <text:p>4,344421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85440" calcext:value-type="float">
            <text:p>8544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90956" calcext:value-type="float">
            <text:p>4,390956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86032" calcext:value-type="float">
            <text:p>860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431127" calcext:value-type="float">
            <text:p>4,43112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86624" calcext:value-type="float">
            <text:p>866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42803" calcext:value-type="float">
            <text:p>4,34280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87200" calcext:value-type="float">
            <text:p>8720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80841" calcext:value-type="float">
            <text:p>4,380841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87776" calcext:value-type="float">
            <text:p>8777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431154" calcext:value-type="float">
            <text:p>4,431154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88320" calcext:value-type="float">
            <text:p>8832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460906" calcext:value-type="float">
            <text:p>4,46090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88928" calcext:value-type="float">
            <text:p>8892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519196" calcext:value-type="float">
            <text:p>4,519196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89504" calcext:value-type="float">
            <text:p>8950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566729" calcext:value-type="float">
            <text:p>4,566729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90048" calcext:value-type="float">
            <text:p>9004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610383" calcext:value-type="float">
            <text:p>4,610383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90656" calcext:value-type="float">
            <text:p>9065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648634" calcext:value-type="float">
            <text:p>4,648634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91200" calcext:value-type="float">
            <text:p>9120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680245" calcext:value-type="float">
            <text:p>4,680245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91776" calcext:value-type="float">
            <text:p>9177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59541" calcext:value-type="float">
            <text:p>4,59541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92384" calcext:value-type="float">
            <text:p>9238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496544" calcext:value-type="float">
            <text:p>4,49654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92960" calcext:value-type="float">
            <text:p>9296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529743" calcext:value-type="float">
            <text:p>4,529743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93536" calcext:value-type="float">
            <text:p>935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57381" calcext:value-type="float">
            <text:p>4,57381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94096" calcext:value-type="float">
            <text:p>9409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0674" calcext:value-type="float">
            <text:p>4,6067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94688" calcext:value-type="float">
            <text:p>9468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660302" calcext:value-type="float">
            <text:p>4,660302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95248" calcext:value-type="float">
            <text:p>952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699426" calcext:value-type="float">
            <text:p>4,699426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95840" calcext:value-type="float">
            <text:p>958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752889" calcext:value-type="float">
            <text:p>4,75288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96416" calcext:value-type="float">
            <text:p>964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79198" calcext:value-type="float">
            <text:p>4,7919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96992" calcext:value-type="float">
            <text:p>9699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840242" calcext:value-type="float">
            <text:p>4,840242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97568" calcext:value-type="float">
            <text:p>9756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77609" calcext:value-type="float">
            <text:p>4,877609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98144" calcext:value-type="float">
            <text:p>9814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772362" calcext:value-type="float">
            <text:p>4,77236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98688" calcext:value-type="float">
            <text:p>986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800259" calcext:value-type="float">
            <text:p>4,800259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99280" calcext:value-type="float">
            <text:p>9928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864396" calcext:value-type="float">
            <text:p>5,864396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99856" calcext:value-type="float">
            <text:p>998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737505" calcext:value-type="float">
            <text:p>5,737505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00448" calcext:value-type="float">
            <text:p>10044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774078" calcext:value-type="float">
            <text:p>5,774078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01008" calcext:value-type="float">
            <text:p>1010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02:43:20.9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02:43:46.253000000</dc:date>
    <meta:editing-duration>PT18M48S</meta:editing-duration>
    <meta:editing-cycles>7</meta:editing-cycles>
    <meta:generator>LibreOffice/7.1.3.2$Windows_X86_64 LibreOffice_project/47f78053abe362b9384784d31a6e56f8511eb1c1</meta:generator>
    <meta:document-statistic meta:table-count="1" meta:cell-count="80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9cm" svg:height="9cm" xlink:href=".." xlink:type="simple" chart:class="chart:scatter" chart:style-name="ch1">
        <chart:legend chart:legend-position="end" svg:x="13cm" svg:y="3.952cm" style:legend-expansion="high" chart:style-name="ch2"/>
        <chart:plot-area chart:style-name="ch3" table:cell-range-address="response_times_2022_03_10_23_00_25.A3:response_times_2022_03_10_23_00_25.C161 response_times_2022_03_10_23_00_25.B2:response_times_2022_03_10_23_00_25.C2" chart:data-source-has-labels="row" svg:x="1.326cm" svg:y="0.18cm" svg:width="11.359cm" svg:height="7.659cm">
          <chart:coordinate-region svg:x="1.762cm" svg:y="0.379cm" svg:width="10.643cm" svg:height="6.813cm"/>
          <chart:axis chart:dimension="x" chart:name="primary-x" chart:style-name="ch4">
            <chart:title svg:x="6.035cm" svg:y="8.019cm" chart:style-name="ch5">
              <text:p>Connections</text:p>
            </chart:title>
          </chart:axis>
          <chart:axis chart:dimension="y" chart:name="primary-y" chart:style-name="ch6">
            <chart:title svg:x="0.451cm" svg:y="5.31cm" chart:style-name="ch7">
              <text:p>Responsetime [s]</text:p>
            </chart:title>
            <chart:grid chart:style-name="ch8" chart:class="major"/>
          </chart:axis>
          <chart:series chart:style-name="ch9" chart:values-cell-range-address="response_times_2022_03_10_23_00_25.B3:response_times_2022_03_10_23_00_25.B161" chart:label-cell-address="response_times_2022_03_10_23_00_25.B2:response_times_2022_03_10_23_00_25.B2" chart:class="chart:scatter">
            <chart:domain table:cell-range-address="response_times_2022_03_10_23_00_25.A3:response_times_2022_03_10_23_00_25.A161"/>
            <chart:data-point chart:repeated="159"/>
          </chart:series>
          <chart:series chart:style-name="ch10" chart:values-cell-range-address="response_times_2022_03_10_23_00_25.C3:response_times_2022_03_10_23_00_25.C161" chart:label-cell-address="response_times_2022_03_10_23_00_25.C2:response_times_2022_03_10_23_00_25.C2" chart:class="chart:scatter"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I RAM</text:p>
                <draw:g>
                  <svg:desc>response_times_2022_03_10_23_00_25.B2:response_times_2022_03_10_23_00_25.B2</svg:desc>
                </draw:g>
              </table:table-cell>
              <table:table-cell office:value-type="string">
                <text:p>S RAM</text:p>
                <draw:g>
                  <svg:desc>response_times_2022_03_10_23_00_25.C2:response_times_2022_03_10_23_00_25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ponse_times_2022_03_10_23_00_25.A3:response_times_2022_03_10_23_00_25.A161</svg:desc>
                </draw:g>
              </table:table-cell>
              <table:table-cell office:value-type="float" office:value="0">
                <text:p>0</text:p>
                <draw:g>
                  <svg:desc>response_times_2022_03_10_23_00_25.B3:response_times_2022_03_10_23_00_25.B161</svg:desc>
                </draw:g>
              </table:table-cell>
              <table:table-cell office:value-type="float" office:value="0">
                <text:p>0</text:p>
                <draw:g>
                  <svg:desc>response_times_2022_03_10_23_00_25.C3:response_times_2022_03_10_23_00_25.C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14008">
                <text:p>0.614008</text:p>
              </table:table-cell>
              <table:table-cell office:value-type="float" office:value="0.368524">
                <text:p>0.368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23865">
                <text:p>0.723865</text:p>
              </table:table-cell>
              <table:table-cell office:value-type="float" office:value="0.241849">
                <text:p>0.24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2261">
                <text:p>0.572261</text:p>
              </table:table-cell>
              <table:table-cell office:value-type="float" office:value="0.282831">
                <text:p>0.282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89551">
                <text:p>0.589551</text:p>
              </table:table-cell>
              <table:table-cell office:value-type="float" office:value="0.413776">
                <text:p>0.413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03487">
                <text:p>0.603487</text:p>
              </table:table-cell>
              <table:table-cell office:value-type="float" office:value="0.333784">
                <text:p>0.333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41582">
                <text:p>0.641582</text:p>
              </table:table-cell>
              <table:table-cell office:value-type="float" office:value="0.357657">
                <text:p>0.357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73002">
                <text:p>0.673002</text:p>
              </table:table-cell>
              <table:table-cell office:value-type="float" office:value="0.371011">
                <text:p>0.371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14552">
                <text:p>0.714552</text:p>
              </table:table-cell>
              <table:table-cell office:value-type="float" office:value="0.32895">
                <text:p>0.3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21664">
                <text:p>0.721664</text:p>
              </table:table-cell>
              <table:table-cell office:value-type="float" office:value="0.353157">
                <text:p>0.35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50953">
                <text:p>0.650953</text:p>
              </table:table-cell>
              <table:table-cell office:value-type="float" office:value="0.359302">
                <text:p>0.359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68">
                <text:p>0.668</text:p>
              </table:table-cell>
              <table:table-cell office:value-type="float" office:value="0.377812">
                <text:p>0.377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88549">
                <text:p>0.688549</text:p>
              </table:table-cell>
              <table:table-cell office:value-type="float" office:value="0.405313">
                <text:p>0.405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80361">
                <text:p>0.780361</text:p>
              </table:table-cell>
              <table:table-cell office:value-type="float" office:value="0.331097">
                <text:p>0.331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5432">
                <text:p>0.75432</text:p>
              </table:table-cell>
              <table:table-cell office:value-type="float" office:value="0.445745">
                <text:p>0.445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26336">
                <text:p>0.826336</text:p>
              </table:table-cell>
              <table:table-cell office:value-type="float" office:value="0.399653">
                <text:p>0.399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29718">
                <text:p>0.929718</text:p>
              </table:table-cell>
              <table:table-cell office:value-type="float" office:value="0.405112">
                <text:p>0.405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848575">
                <text:p>0.848575</text:p>
              </table:table-cell>
              <table:table-cell office:value-type="float" office:value="0.499624">
                <text:p>0.499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74267">
                <text:p>0.774267</text:p>
              </table:table-cell>
              <table:table-cell office:value-type="float" office:value="0.447749">
                <text:p>0.447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57542">
                <text:p>0.857542</text:p>
              </table:table-cell>
              <table:table-cell office:value-type="float" office:value="0.524598">
                <text:p>0.524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89911">
                <text:p>0.889911</text:p>
              </table:table-cell>
              <table:table-cell office:value-type="float" office:value="0.544249">
                <text:p>0.544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59247">
                <text:p>0.859247</text:p>
              </table:table-cell>
              <table:table-cell office:value-type="float" office:value="0.561412">
                <text:p>0.561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03908">
                <text:p>0.903908</text:p>
              </table:table-cell>
              <table:table-cell office:value-type="float" office:value="0.480448">
                <text:p>0.48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56717">
                <text:p>0.856717</text:p>
              </table:table-cell>
              <table:table-cell office:value-type="float" office:value="0.601727">
                <text:p>0.601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04735">
                <text:p>0.904735</text:p>
              </table:table-cell>
              <table:table-cell office:value-type="float" office:value="0.598237">
                <text:p>0.59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82203">
                <text:p>0.982203</text:p>
              </table:table-cell>
              <table:table-cell office:value-type="float" office:value="0.543002">
                <text:p>0.543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89475">
                <text:p>0.889475</text:p>
              </table:table-cell>
              <table:table-cell office:value-type="float" office:value="0.550271">
                <text:p>0.550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20455">
                <text:p>0.920455</text:p>
              </table:table-cell>
              <table:table-cell office:value-type="float" office:value="0.571797">
                <text:p>0.571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3698">
                <text:p>0.943698</text:p>
              </table:table-cell>
              <table:table-cell office:value-type="float" office:value="0.693684">
                <text:p>0.69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15309">
                <text:p>0.915309</text:p>
              </table:table-cell>
              <table:table-cell office:value-type="float" office:value="0.696154">
                <text:p>0.69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86914">
                <text:p>0.986914</text:p>
              </table:table-cell>
              <table:table-cell office:value-type="float" office:value="0.681711">
                <text:p>0.681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62121">
                <text:p>0.962121</text:p>
              </table:table-cell>
              <table:table-cell office:value-type="float" office:value="0.719681">
                <text:p>0.719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64556">
                <text:p>0.964556</text:p>
              </table:table-cell>
              <table:table-cell office:value-type="float" office:value="0.6435">
                <text:p>0.6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69475">
                <text:p>0.969475</text:p>
              </table:table-cell>
              <table:table-cell office:value-type="float" office:value="0.751114">
                <text:p>0.751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76028">
                <text:p>0.976028</text:p>
              </table:table-cell>
              <table:table-cell office:value-type="float" office:value="0.682104">
                <text:p>0.682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019771">
                <text:p>1.019771</text:p>
              </table:table-cell>
              <table:table-cell office:value-type="float" office:value="0.77706">
                <text:p>0.777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068288">
                <text:p>1.068288</text:p>
              </table:table-cell>
              <table:table-cell office:value-type="float" office:value="0.748119">
                <text:p>0.748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125821">
                <text:p>1.125821</text:p>
              </table:table-cell>
              <table:table-cell office:value-type="float" office:value="0.777535">
                <text:p>0.777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122459">
                <text:p>1.122459</text:p>
              </table:table-cell>
              <table:table-cell office:value-type="float" office:value="0.800955">
                <text:p>0.800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115333">
                <text:p>1.115333</text:p>
              </table:table-cell>
              <table:table-cell office:value-type="float" office:value="0.870471">
                <text:p>0.870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117615">
                <text:p>1.117615</text:p>
              </table:table-cell>
              <table:table-cell office:value-type="float" office:value="0.811177">
                <text:p>0.81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83892">
                <text:p>1.183892</text:p>
              </table:table-cell>
              <table:table-cell office:value-type="float" office:value="0.778365">
                <text:p>0.778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224661">
                <text:p>1.224661</text:p>
              </table:table-cell>
              <table:table-cell office:value-type="float" office:value="0.854517">
                <text:p>0.854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267322">
                <text:p>1.267322</text:p>
              </table:table-cell>
              <table:table-cell office:value-type="float" office:value="0.876678">
                <text:p>0.876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185635">
                <text:p>1.185635</text:p>
              </table:table-cell>
              <table:table-cell office:value-type="float" office:value="0.888279">
                <text:p>0.888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248468">
                <text:p>1.248468</text:p>
              </table:table-cell>
              <table:table-cell office:value-type="float" office:value="0.931852">
                <text:p>0.93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30388">
                <text:p>1.230388</text:p>
              </table:table-cell>
              <table:table-cell office:value-type="float" office:value="0.889073">
                <text:p>0.8890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288404">
                <text:p>1.288404</text:p>
              </table:table-cell>
              <table:table-cell office:value-type="float" office:value="0.874745">
                <text:p>0.874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299226">
                <text:p>1.299226</text:p>
              </table:table-cell>
              <table:table-cell office:value-type="float" office:value="2.985072">
                <text:p>2.985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38886">
                <text:p>1.38886</text:p>
              </table:table-cell>
              <table:table-cell office:value-type="float" office:value="2.301577">
                <text:p>2.301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293869">
                <text:p>1.293869</text:p>
              </table:table-cell>
              <table:table-cell office:value-type="float" office:value="2.523894">
                <text:p>2.523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32888">
                <text:p>1.532888</text:p>
              </table:table-cell>
              <table:table-cell office:value-type="float" office:value="1.056461">
                <text:p>1.056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431262">
                <text:p>1.43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008">
                <text:p>1.3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444124">
                <text:p>1.444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550662">
                <text:p>1.55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469886">
                <text:p>1.469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616504">
                <text:p>1.616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610891">
                <text:p>1.610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710203">
                <text:p>1.710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587472">
                <text:p>1.58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615318">
                <text:p>1.615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62681">
                <text:p>1.6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639774">
                <text:p>1.63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7982">
                <text:p>1.6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698669">
                <text:p>1.69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824456">
                <text:p>1.824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827091">
                <text:p>1.827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825231">
                <text:p>1.82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85869">
                <text:p>1.8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873871">
                <text:p>1.87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90067">
                <text:p>1.9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932296">
                <text:p>1.93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897583">
                <text:p>1.897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977923">
                <text:p>1.977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017544">
                <text:p>2.017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039784">
                <text:p>2.039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093884">
                <text:p>2.09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093295">
                <text:p>2.093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263099">
                <text:p>2.26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150546">
                <text:p>2.15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113893">
                <text:p>2.113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312285">
                <text:p>2.31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161788">
                <text:p>2.16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179347">
                <text:p>2.179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28984">
                <text:p>2.2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45802">
                <text:p>2.4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418774">
                <text:p>2.418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.455208">
                <text:p>2.45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.484354">
                <text:p>2.484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512684">
                <text:p>2.51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.535752">
                <text:p>2.53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583125">
                <text:p>2.58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608324">
                <text:p>2.608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640085">
                <text:p>2.64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677607">
                <text:p>2.67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.710861">
                <text:p>2.71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659889">
                <text:p>2.659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680057">
                <text:p>2.68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718541">
                <text:p>2.71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751519">
                <text:p>2.75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783319">
                <text:p>2.78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807614">
                <text:p>2.807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830472">
                <text:p>2.830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872222">
                <text:p>2.87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909076">
                <text:p>2.90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934499">
                <text:p>2.93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982254">
                <text:p>2.98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.017469">
                <text:p>3.017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.14866">
                <text:p>3.14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.176018">
                <text:p>3.176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.212559">
                <text:p>3.21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.25096">
                <text:p>3.2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.286781">
                <text:p>3.286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.321579">
                <text:p>3.32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.357241">
                <text:p>3.35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.288043">
                <text:p>3.288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.325578">
                <text:p>3.325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.469655">
                <text:p>3.469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.50691">
                <text:p>3.5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.654878">
                <text:p>3.654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.802373">
                <text:p>3.80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.845596">
                <text:p>3.84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.876724">
                <text:p>3.87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.921858">
                <text:p>3.92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.97275">
                <text:p>3.9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.006802">
                <text:p>4.006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.167896">
                <text:p>4.16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.091711">
                <text:p>4.09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.128352">
                <text:p>4.12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.292854">
                <text:p>4.292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.344421">
                <text:p>4.344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.390956">
                <text:p>4.390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.431127">
                <text:p>4.43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.342803">
                <text:p>4.342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.380841">
                <text:p>4.38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.431154">
                <text:p>4.43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.460906">
                <text:p>4.460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.519196">
                <text:p>4.519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.566729">
                <text:p>4.56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.610383">
                <text:p>4.61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.648634">
                <text:p>4.64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.680245">
                <text:p>4.68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.59541">
                <text:p>4.5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.496544">
                <text:p>4.496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.529743">
                <text:p>4.529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.57381">
                <text:p>4.57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.60674">
                <text:p>4.6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.660302">
                <text:p>4.660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.699426">
                <text:p>4.69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.752889">
                <text:p>4.75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.79198">
                <text:p>4.79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.840242">
                <text:p>4.84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.877609">
                <text:p>4.877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.772362">
                <text:p>4.77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.800259">
                <text:p>4.800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.864396">
                <text:p>5.86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.737505">
                <text:p>5.737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.774078">
                <text:p>5.7740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cm" svg:height="9cm" xlink:href=".." xlink:type="simple" chart:class="chart:scatter" chart:style-name="ch1">
        <chart:legend chart:legend-position="end" svg:x="13.001cm" svg:y="3.952cm" style:legend-expansion="high" chart:style-name="ch2"/>
        <chart:plot-area chart:style-name="ch3" table:cell-range-address="response_times_2022_03_10_23_00_25.F3:response_times_2022_03_10_23_00_25.H161 response_times_2022_03_10_23_00_25.G2:response_times_2022_03_10_23_00_25.H2" chart:data-source-has-labels="row" svg:x="1.327cm" svg:y="0.18cm" svg:width="11.358cm" svg:height="7.659cm">
          <chart:coordinate-region svg:x="2.504cm" svg:y="0.379cm" svg:width="9.716cm" svg:height="6.813cm"/>
          <chart:axis chart:dimension="x" chart:name="primary-x" chart:style-name="ch4">
            <chart:title svg:x="6.036cm" svg:y="8.019cm" chart:style-name="ch5">
              <text:p>Connections</text:p>
            </chart:title>
          </chart:axis>
          <chart:axis chart:dimension="y" chart:name="primary-y" chart:style-name="ch6">
            <chart:title svg:x="0.451cm" svg:y="4.926cm" chart:style-name="ch7">
              <text:p>Ram Usage</text:p>
            </chart:title>
            <chart:grid chart:style-name="ch8" chart:class="major"/>
          </chart:axis>
          <chart:series chart:style-name="ch9" chart:values-cell-range-address="response_times_2022_03_10_23_00_25.G3:response_times_2022_03_10_23_00_25.G161" chart:label-cell-address="response_times_2022_03_10_23_00_25.G2:response_times_2022_03_10_23_00_25.G2" chart:class="chart:scatter">
            <chart:domain table:cell-range-address="response_times_2022_03_10_23_00_25.F3:response_times_2022_03_10_23_00_25.F161"/>
            <chart:data-point chart:repeated="159"/>
          </chart:series>
          <chart:series chart:style-name="ch10" chart:values-cell-range-address="response_times_2022_03_10_23_00_25.H3:response_times_2022_03_10_23_00_25.H161" chart:label-cell-address="response_times_2022_03_10_23_00_25.H2:response_times_2022_03_10_23_00_25.H2" chart:class="chart:scatter"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SPI RAM</text:p>
                <draw:g>
                  <svg:desc>response_times_2022_03_10_23_00_25.G2:response_times_2022_03_10_23_00_25.G2</svg:desc>
                </draw:g>
              </table:table-cell>
              <table:table-cell office:value-type="string">
                <text:p>S RAM</text:p>
                <draw:g>
                  <svg:desc>response_times_2022_03_10_23_00_25.H2:response_times_2022_03_10_23_00_25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ponse_times_2022_03_10_23_00_25.F3:response_times_2022_03_10_23_00_25.F161</svg:desc>
                </draw:g>
              </table:table-cell>
              <table:table-cell office:value-type="float" office:value="6336">
                <text:p>6336</text:p>
                <draw:g>
                  <svg:desc>response_times_2022_03_10_23_00_25.G3:response_times_2022_03_10_23_00_25.G161</svg:desc>
                </draw:g>
              </table:table-cell>
              <table:table-cell office:value-type="float" office:value="6256">
                <text:p>6256</text:p>
                <draw:g>
                  <svg:desc>response_times_2022_03_10_23_00_25.H3:response_times_2022_03_10_23_00_25.H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936">
                <text:p>7936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512">
                <text:p>8512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088">
                <text:p>9088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696">
                <text:p>9696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304">
                <text:p>10304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80">
                <text:p>10880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488">
                <text:p>1148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64">
                <text:p>12064</text:p>
              </table:table-cell>
              <table:table-cell office:value-type="float" office:value="12032">
                <text:p>12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656">
                <text:p>12656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248">
                <text:p>13248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856">
                <text:p>13856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432">
                <text:p>14432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104">
                <text:p>15104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680">
                <text:p>15680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256">
                <text:p>16256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832">
                <text:p>16832</text:p>
              </table:table-cell>
              <table:table-cell office:value-type="float" office:value="16736">
                <text:p>16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408">
                <text:p>17408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080">
                <text:p>18080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656">
                <text:p>18656</text:p>
              </table:table-cell>
              <table:table-cell office:value-type="float" office:value="18592">
                <text:p>18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216">
                <text:p>19216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08">
                <text:p>19808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384">
                <text:p>20384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960">
                <text:p>20960</text:p>
              </table:table-cell>
              <table:table-cell office:value-type="float" office:value="20896">
                <text:p>2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600">
                <text:p>21600</text:p>
              </table:table-cell>
              <table:table-cell office:value-type="float" office:value="21568">
                <text:p>21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176">
                <text:p>22176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768">
                <text:p>22768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344">
                <text:p>23344</text:p>
              </table:table-cell>
              <table:table-cell office:value-type="float" office:value="23296">
                <text:p>23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904">
                <text:p>23904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352">
                <text:p>24352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216">
                <text:p>25216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632">
                <text:p>25632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208">
                <text:p>26208</text:p>
              </table:table-cell>
              <table:table-cell office:value-type="float" office:value="26272">
                <text:p>26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784">
                <text:p>26784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7376">
                <text:p>27376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8096">
                <text:p>28096</text:p>
              </table:table-cell>
              <table:table-cell office:value-type="float" office:value="28032">
                <text:p>28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8512">
                <text:p>28512</text:p>
              </table:table-cell>
              <table:table-cell office:value-type="float" office:value="28608">
                <text:p>28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9088">
                <text:p>29088</text:p>
              </table:table-cell>
              <table:table-cell office:value-type="float" office:value="29152">
                <text:p>29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9968">
                <text:p>29968</text:p>
              </table:table-cell>
              <table:table-cell office:value-type="float" office:value="29920">
                <text:p>299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0416">
                <text:p>30416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944">
                <text:p>30944</text:p>
              </table:table-cell>
              <table:table-cell office:value-type="float" office:value="31072">
                <text:p>31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552">
                <text:p>31552</text:p>
              </table:table-cell>
              <table:table-cell office:value-type="float" office:value="31648">
                <text:p>31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2256">
                <text:p>32256</text:p>
              </table:table-cell>
              <table:table-cell office:value-type="float" office:value="32224">
                <text:p>32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2864">
                <text:p>32864</text:p>
              </table:table-cell>
              <table:table-cell office:value-type="float" office:value="32800">
                <text:p>32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440">
                <text:p>33440</text:p>
              </table:table-cell>
              <table:table-cell office:value-type="float" office:value="33376">
                <text:p>33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4000">
                <text:p>34000</text:p>
              </table:table-cell>
              <table:table-cell office:value-type="float" office:value="33952">
                <text:p>339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592">
                <text:p>34592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5168">
                <text:p>35168</text:p>
              </table:table-cell>
              <table:table-cell office:value-type="float" office:value="35104">
                <text:p>35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6032">
                <text:p>36032</text:p>
              </table:table-cell>
              <table:table-cell office:value-type="float" office:value="35872">
                <text:p>35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6352">
                <text:p>36352</text:p>
              </table:table-cell>
              <table:table-cell office:value-type="float" office:value="36448">
                <text:p>36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7088">
                <text:p>37088</text:p>
              </table:table-cell>
              <table:table-cell office:value-type="float" office:value="37024">
                <text:p>37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7664">
                <text:p>37664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8240">
                <text:p>38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8800">
                <text:p>38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9232">
                <text:p>3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9968">
                <text:p>3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0384">
                <text:p>4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1120">
                <text:p>4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1680">
                <text:p>41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2240">
                <text:p>4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040">
                <text:p>43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3488">
                <text:p>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4224">
                <text:p>4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4624">
                <text:p>44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5200">
                <text:p>45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5792">
                <text:p>4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6496">
                <text:p>4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7088">
                <text:p>4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7648">
                <text:p>4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8240">
                <text:p>48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8832">
                <text:p>4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408">
                <text:p>4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9984">
                <text:p>4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0560">
                <text:p>50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1488">
                <text:p>5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2096">
                <text:p>5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2672">
                <text:p>5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3248">
                <text:p>5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3824">
                <text:p>5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4368">
                <text:p>5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4960">
                <text:p>54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5520">
                <text:p>55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6128">
                <text:p>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6688">
                <text:p>5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7264">
                <text:p>5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7824">
                <text:p>5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8400">
                <text:p>5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9008">
                <text:p>5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9568">
                <text:p>59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0144">
                <text:p>6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0736">
                <text:p>6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1280">
                <text:p>6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1888">
                <text:p>6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2464">
                <text:p>6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3008">
                <text:p>6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3616">
                <text:p>6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4160">
                <text:p>64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4736">
                <text:p>6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5792">
                <text:p>6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6400">
                <text:p>66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7072">
                <text:p>6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7520">
                <text:p>67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8096">
                <text:p>6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8704">
                <text:p>6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9248">
                <text:p>6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9824">
                <text:p>6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0416">
                <text:p>7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0992">
                <text:p>7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71568">
                <text:p>7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2144">
                <text:p>7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2704">
                <text:p>7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3312">
                <text:p>7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3888">
                <text:p>7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4464">
                <text:p>7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5040">
                <text:p>75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5616">
                <text:p>7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76160">
                <text:p>76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6768">
                <text:p>7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7344">
                <text:p>7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7920">
                <text:p>77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8480">
                <text:p>78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9072">
                <text:p>7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9648">
                <text:p>7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0224">
                <text:p>8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0800">
                <text:p>8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1376">
                <text:p>8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1952">
                <text:p>8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2528">
                <text:p>8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3712">
                <text:p>8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4288">
                <text:p>8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864">
                <text:p>8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5440">
                <text:p>85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6032">
                <text:p>86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6624">
                <text:p>8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7200">
                <text:p>87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7776">
                <text:p>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8320">
                <text:p>88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8928">
                <text:p>8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9504">
                <text:p>8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0048">
                <text:p>9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0656">
                <text:p>9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1200">
                <text:p>9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91776">
                <text:p>9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2384">
                <text:p>9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92960">
                <text:p>92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3536">
                <text:p>9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4096">
                <text:p>9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4688">
                <text:p>9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5248">
                <text:p>9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5840">
                <text:p>95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6416">
                <text:p>96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6992">
                <text:p>9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7568">
                <text:p>9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8144">
                <text:p>9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8688">
                <text:p>98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9280">
                <text:p>99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9856">
                <text:p>9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0448">
                <text:p>10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1008">
                <text:p>1010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